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/>
        </table:table-row>
        <table:table-row table:style-name="ro4" table:number-rows-repeated="104854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30T13:21:46</dc:date>
    <meta:editing-duration>PT11H12M47S</meta:editing-duration>
    <meta:editing-cycles>40</meta:editing-cycles>
    <meta:generator>LibreOffice/3.5$Linux_X86_64 LibreOffice_project/350m1$Build-2</meta:generator>
    <meta:document-statistic meta:table-count="3" meta:cell-count="55" meta:object-count="0"/>
  </office:meta>
</office:document-meta>
</file>